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o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so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c0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vc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crel1</text:p>
          </table:table-cell>
          <table:table-cell office:value-type="string" calcext:value-type="string">
            <text:p>vcrel0</text:p>
          </table:table-cell>
          <table:table-cell office:value-type="string" calcext:value-type="string">
            <text:p>vcrel2</text:p>
          </table:table-cell>
          <table:table-cell office:value-type="string" calcext:value-type="string">
            <text:p>pra1</text:p>
          </table:table-cell>
          <table:table-cell office:value-type="string" calcext:value-type="string">
            <text:p>pra2</text:p>
          </table:table-cell>
          <table:table-cell office:value-type="string" calcext:value-type="string">
            <text:p>pdiff</text:p>
          </table:table-cell>
          <table:table-cell office:value-type="string" calcext:value-type="string">
            <text:p>pra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3.2171013518" calcext:value-type="float">
            <text:p>1403.2171013518</text:p>
          </table:table-cell>
          <table:table-cell office:value-type="float" office:value="0" calcext:value-type="float">
            <text:p>0</text:p>
          </table:table-cell>
          <table:table-cell office:value-type="float" office:value="1169.34758445981" calcext:value-type="float">
            <text:p>1169.3475844598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10" calcext:value-type="float">
            <text:p>510</text:p>
          </table:table-cell>
          <table:table-cell office:value-type="float" office:value="40" calcext:value-type="float">
            <text:p>40</text:p>
          </table:table-cell>
          <table:table-cell office:value-type="float" office:value="425" calcext:value-type="float">
            <text:p>425</text:p>
          </table:table-cell>
          <table:table-cell office:value-type="float" office:value="817" calcext:value-type="float">
            <text:p>817</text:p>
          </table:table-cell>
          <table:table-cell office:value-type="float" office:value="1169.34758445981" calcext:value-type="float">
            <text:p>1169.3475844598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0.717647058823529" calcext:value-type="float">
            <text:p>0.7176470588</text:p>
          </table:table-cell>
          <table:table-cell office:value-type="float" office:value="0.429411764705882" calcext:value-type="float">
            <text:p>0.4294117647</text:p>
          </table:table-cell>
          <table:table-cell office:value-type="float" office:value="3.175" calcext:value-type="float">
            <text:p>3.175</text:p>
          </table:table-cell>
          <table:table-cell office:value-type="float" office:value="2.6027397260274" calcext:value-type="float">
            <text:p>2.602739726</text:p>
          </table:table-cell>
          <table:table-cell office:value-type="float" office:value="0.624235006119951" calcext:value-type="float">
            <text:p>0.6242350061</text:p>
          </table:table-cell>
          <table:table-cell office:value-type="float" office:value="2.45081967213115" calcext:value-type="float">
            <text:p>2.4508196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77.50153042199" calcext:value-type="float">
            <text:p>3177.501530422</text:p>
          </table:table-cell>
          <table:table-cell office:value-type="float" office:value="0" calcext:value-type="float">
            <text:p>0</text:p>
          </table:table-cell>
          <table:table-cell office:value-type="float" office:value="2647.91794201833" calcext:value-type="float">
            <text:p>2647.917942018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12.99999978355" calcext:value-type="float">
            <text:p>512.9999997836</text:p>
          </table:table-cell>
          <table:table-cell office:value-type="float" office:value="65" calcext:value-type="float">
            <text:p>65</text:p>
          </table:table-cell>
          <table:table-cell office:value-type="float" office:value="453" calcext:value-type="float">
            <text:p>453</text:p>
          </table:table-cell>
          <table:table-cell office:value-type="float" office:value="599" calcext:value-type="float">
            <text:p>599</text:p>
          </table:table-cell>
          <table:table-cell office:value-type="float" office:value="2647.91794201833" calcext:value-type="float">
            <text:p>2647.917942018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7" calcext:value-type="float">
            <text:p>0.7</text:p>
          </table:table-cell>
          <table:table-cell office:value-type="float" office:value="0.5875" calcext:value-type="float">
            <text:p>0.5875</text:p>
          </table:table-cell>
          <table:table-cell office:value-type="float" office:value="2.53846153846154" calcext:value-type="float">
            <text:p>2.5384615385</text:p>
          </table:table-cell>
          <table:table-cell office:value-type="float" office:value="2.34042553191489" calcext:value-type="float">
            <text:p>2.3404255319</text:p>
          </table:table-cell>
          <table:table-cell office:value-type="float" office:value="0.856427378603589" calcext:value-type="float">
            <text:p>0.8564273786</text:p>
          </table:table-cell>
          <table:table-cell office:value-type="float" office:value="2.28571428571429" calcext:value-type="float">
            <text:p>2.2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1.86711935137" calcext:value-type="float">
            <text:p>1341.8671193514</text:p>
          </table:table-cell>
          <table:table-cell office:value-type="float" office:value="0" calcext:value-type="float">
            <text:p>0</text:p>
          </table:table-cell>
          <table:table-cell office:value-type="float" office:value="1118.22259945947" calcext:value-type="float">
            <text:p>1118.222599459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28" calcext:value-type="float">
            <text:p>428</text:p>
          </table:table-cell>
          <table:table-cell office:value-type="float" office:value="35" calcext:value-type="float">
            <text:p>35</text:p>
          </table:table-cell>
          <table:table-cell office:value-type="float" office:value="357" calcext:value-type="float">
            <text:p>357</text:p>
          </table:table-cell>
          <table:table-cell office:value-type="float" office:value="675" calcext:value-type="float">
            <text:p>675</text:p>
          </table:table-cell>
          <table:table-cell office:value-type="float" office:value="1118.22259945947" calcext:value-type="float">
            <text:p>1118.222599459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7" calcext:value-type="float">
            <text:p>0.7</text:p>
          </table:table-cell>
          <table:table-cell office:value-type="float" office:value="0.3625" calcext:value-type="float">
            <text:p>0.3625</text:p>
          </table:table-cell>
          <table:table-cell office:value-type="float" office:value="3.11428571428571" calcext:value-type="float">
            <text:p>3.1142857143</text:p>
          </table:table-cell>
          <table:table-cell office:value-type="float" office:value="2.62068965517241" calcext:value-type="float">
            <text:p>2.6206896552</text:p>
          </table:table-cell>
          <table:table-cell office:value-type="float" office:value="0.634074074074074" calcext:value-type="float">
            <text:p>0.6340740741</text:p>
          </table:table-cell>
          <table:table-cell office:value-type="float" office:value="2.32142857142857" calcext:value-type="float">
            <text:p>2.32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.209109921802" calcext:value-type="float">
            <text:p>191.2091099218</text:p>
          </table:table-cell>
          <table:table-cell office:value-type="float" office:value="0" calcext:value-type="float">
            <text:p>0</text:p>
          </table:table-cell>
          <table:table-cell office:value-type="float" office:value="159.34092493482" calcext:value-type="float">
            <text:p>159.340924934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254" calcext:value-type="float">
            <text:p>254</text:p>
          </table:table-cell>
          <table:table-cell office:value-type="float" office:value="537" calcext:value-type="float">
            <text:p>537</text:p>
          </table:table-cell>
          <table:table-cell office:value-type="float" office:value="159.340924934821" calcext:value-type="float">
            <text:p>159.3409249348</text:p>
          </table:table-cell>
          <table:table-cell office:value-type="float" office:value="0.106666666666667" calcext:value-type="float">
            <text:p>0.1066666667</text:p>
          </table:table-cell>
          <table:table-cell office:value-type="float" office:value="0.626666666666667" calcext:value-type="float">
            <text:p>0.6266666667</text:p>
          </table:table-cell>
          <table:table-cell office:value-type="float" office:value="0.193333333333333" calcext:value-type="float">
            <text:p>0.1933333333</text:p>
          </table:table-cell>
          <table:table-cell office:value-type="float" office:value="4.5" calcext:value-type="float">
            <text:p>4.5</text:p>
          </table:table-cell>
          <table:table-cell office:value-type="float" office:value="3.58620689655172" calcext:value-type="float">
            <text:p>3.5862068966</text:p>
          </table:table-cell>
          <table:table-cell office:value-type="float" office:value="0.56610800744879" calcext:value-type="float">
            <text:p>0.5661080074</text:p>
          </table:table-cell>
          <table:table-cell office:value-type="float" office:value="2.46808510638298" calcext:value-type="float">
            <text:p>2.4680851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6.91519429055" calcext:value-type="float">
            <text:p>2036.9151942906</text:p>
          </table:table-cell>
          <table:table-cell office:value-type="float" office:value="0" calcext:value-type="float">
            <text:p>0</text:p>
          </table:table-cell>
          <table:table-cell office:value-type="float" office:value="1697.42932857545" calcext:value-type="float">
            <text:p>1697.429328575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30" calcext:value-type="float">
            <text:p>530</text:p>
          </table:table-cell>
          <table:table-cell office:value-type="float" office:value="51" calcext:value-type="float">
            <text:p>51</text:p>
          </table:table-cell>
          <table:table-cell office:value-type="float" office:value="442" calcext:value-type="float">
            <text:p>442</text:p>
          </table:table-cell>
          <table:table-cell office:value-type="float" office:value="629" calcext:value-type="float">
            <text:p>629</text:p>
          </table:table-cell>
          <table:table-cell office:value-type="float" office:value="1697.42932857545" calcext:value-type="float">
            <text:p>1697.429328575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25" calcext:value-type="float">
            <text:p>0.525</text:p>
          </table:table-cell>
          <table:table-cell office:value-type="float" office:value="2.86274509803922" calcext:value-type="float">
            <text:p>2.862745098</text:p>
          </table:table-cell>
          <table:table-cell office:value-type="float" office:value="2.47619047619048" calcext:value-type="float">
            <text:p>2.4761904762</text:p>
          </table:table-cell>
          <table:table-cell office:value-type="float" office:value="0.842607313195548" calcext:value-type="float">
            <text:p>0.8426073132</text:p>
          </table:table-cell>
          <table:table-cell office:value-type="float" office:value="2.38181818181818" calcext:value-type="float">
            <text:p>2.38181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5.10193804141" calcext:value-type="float">
            <text:p>1205.1019380414</text:p>
          </table:table-cell>
          <table:table-cell office:value-type="float" office:value="0" calcext:value-type="float">
            <text:p>0</text:p>
          </table:table-cell>
          <table:table-cell office:value-type="float" office:value="1004.25161503449" calcext:value-type="float">
            <text:p>1004.251615034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4" calcext:value-type="float">
            <text:p>504</text:p>
          </table:table-cell>
          <table:table-cell office:value-type="float" office:value="42" calcext:value-type="float">
            <text:p>42</text:p>
          </table:table-cell>
          <table:table-cell office:value-type="float" office:value="422" calcext:value-type="float">
            <text:p>422</text:p>
          </table:table-cell>
          <table:table-cell office:value-type="float" office:value="781" calcext:value-type="float">
            <text:p>781</text:p>
          </table:table-cell>
          <table:table-cell office:value-type="float" office:value="1004.25161503449" calcext:value-type="float">
            <text:p>1004.2516150345</text:p>
          </table:table-cell>
          <table:table-cell office:value-type="float" office:value="0.247058823529412" calcext:value-type="float">
            <text:p>0.2470588235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0.423529411764706" calcext:value-type="float">
            <text:p>0.4235294118</text:p>
          </table:table-cell>
          <table:table-cell office:value-type="float" office:value="3" calcext:value-type="float">
            <text:p>3</text:p>
          </table:table-cell>
          <table:table-cell office:value-type="float" office:value="2.52777777777778" calcext:value-type="float">
            <text:p>2.5277777778</text:p>
          </table:table-cell>
          <table:table-cell office:value-type="float" office:value="0.645326504481434" calcext:value-type="float">
            <text:p>0.6453265045</text:p>
          </table:table-cell>
          <table:table-cell office:value-type="float" office:value="2.27611940298507" calcext:value-type="float">
            <text:p>2.276119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.7448539753068" calcext:value-type="float">
            <text:p>35.7448539753</text:p>
          </table:table-cell>
          <table:table-cell office:value-type="float" office:value="0" calcext:value-type="float">
            <text:p>0</text:p>
          </table:table-cell>
          <table:table-cell office:value-type="float" office:value="29.7873783127579" calcext:value-type="float">
            <text:p>29.787378312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08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93" calcext:value-type="float">
            <text:p>493</text:p>
          </table:table-cell>
          <table:table-cell office:value-type="float" office:value="43" calcext:value-type="float">
            <text:p>43</text:p>
          </table:table-cell>
          <table:table-cell office:value-type="float" office:value="412" calcext:value-type="float">
            <text:p>412</text:p>
          </table:table-cell>
          <table:table-cell office:value-type="float" office:value="686" calcext:value-type="float">
            <text:p>686</text:p>
          </table:table-cell>
          <table:table-cell office:value-type="float" office:value="29.7873783127552" calcext:value-type="float">
            <text:p>29.7873783128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2.88372093023256" calcext:value-type="float">
            <text:p>2.8837209302</text:p>
          </table:table-cell>
          <table:table-cell office:value-type="float" office:value="2.39240506329114" calcext:value-type="float">
            <text:p>2.3924050633</text:p>
          </table:table-cell>
          <table:table-cell office:value-type="float" office:value="0.71865889212828" calcext:value-type="float">
            <text:p>0.7186588921</text:p>
          </table:table-cell>
          <table:table-cell office:value-type="float" office:value="2.2991452991453" calcext:value-type="float">
            <text:p>2.2991452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0.427481098177" calcext:value-type="float">
            <text:p>570.4274810982</text:p>
          </table:table-cell>
          <table:table-cell office:value-type="float" office:value="0" calcext:value-type="float">
            <text:p>0</text:p>
          </table:table-cell>
          <table:table-cell office:value-type="float" office:value="475.35623424847" calcext:value-type="float">
            <text:p>475.356234248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335" calcext:value-type="float">
            <text:p>335</text:p>
          </table:table-cell>
          <table:table-cell office:value-type="float" office:value="517" calcext:value-type="float">
            <text:p>517</text:p>
          </table:table-cell>
          <table:table-cell office:value-type="float" office:value="475.356234248469" calcext:value-type="float">
            <text:p>475.3562342485</text:p>
          </table:table-cell>
          <table:table-cell office:value-type="float" office:value="0.15" calcext:value-type="float">
            <text:p>0.1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3.625" calcext:value-type="float">
            <text:p>3.625</text:p>
          </table:table-cell>
          <table:table-cell office:value-type="float" office:value="2.58181818181818" calcext:value-type="float">
            <text:p>2.5818181818</text:p>
          </table:table-cell>
          <table:table-cell office:value-type="float" office:value="0.777562862669246" calcext:value-type="float">
            <text:p>0.7775628627</text:p>
          </table:table-cell>
          <table:table-cell office:value-type="float" office:value="2.18627450980392" calcext:value-type="float">
            <text:p>2.1862745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.987732747716" calcext:value-type="float">
            <text:p>190.9877327477</text:p>
          </table:table-cell>
          <table:table-cell office:value-type="float" office:value="0" calcext:value-type="float">
            <text:p>0</text:p>
          </table:table-cell>
          <table:table-cell office:value-type="float" office:value="159.15644395642" calcext:value-type="float">
            <text:p>159.156443956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26" calcext:value-type="float">
            <text:p>426</text:p>
          </table:table-cell>
          <table:table-cell office:value-type="float" office:value="46" calcext:value-type="float">
            <text:p>46</text:p>
          </table:table-cell>
          <table:table-cell office:value-type="float" office:value="356" calcext:value-type="float">
            <text:p>356</text:p>
          </table:table-cell>
          <table:table-cell office:value-type="float" office:value="710" calcext:value-type="float">
            <text:p>710</text:p>
          </table:table-cell>
          <table:table-cell office:value-type="float" office:value="159.15644395642" calcext:value-type="float">
            <text:p>159.1564439564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2.69565217391304" calcext:value-type="float">
            <text:p>2.6956521739</text:p>
          </table:table-cell>
          <table:table-cell office:value-type="float" office:value="2.33766233766234" calcext:value-type="float">
            <text:p>2.3376623377</text:p>
          </table:table-cell>
          <table:table-cell office:value-type="float" office:value="0.6" calcext:value-type="float">
            <text:p>0.6</text:p>
          </table:table-cell>
          <table:table-cell office:value-type="float" office:value="2.4954954954955" calcext:value-type="float">
            <text:p>2.4954954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9.559812277377" calcext:value-type="float">
            <text:p>879.5598122774</text:p>
          </table:table-cell>
          <table:table-cell office:value-type="float" office:value="0" calcext:value-type="float">
            <text:p>0</text:p>
          </table:table-cell>
          <table:table-cell office:value-type="float" office:value="732.966510231161" calcext:value-type="float">
            <text:p>732.96651023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18" calcext:value-type="float">
            <text:p>418</text:p>
          </table:table-cell>
          <table:table-cell office:value-type="float" office:value="42" calcext:value-type="float">
            <text:p>42</text:p>
          </table:table-cell>
          <table:table-cell office:value-type="float" office:value="349" calcext:value-type="float">
            <text:p>349</text:p>
          </table:table-cell>
          <table:table-cell office:value-type="float" office:value="464" calcext:value-type="float">
            <text:p>464</text:p>
          </table:table-cell>
          <table:table-cell office:value-type="float" office:value="732.966510231161" calcext:value-type="float">
            <text:p>732.9665102312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2.97619047619048" calcext:value-type="float">
            <text:p>2.9761904762</text:p>
          </table:table-cell>
          <table:table-cell office:value-type="float" office:value="2.48" calcext:value-type="float">
            <text:p>2.48</text:p>
          </table:table-cell>
          <table:table-cell office:value-type="float" office:value="0.900862068965517" calcext:value-type="float">
            <text:p>0.900862069</text:p>
          </table:table-cell>
          <table:table-cell office:value-type="float" office:value="2.38947368421053" calcext:value-type="float">
            <text:p>2.3894736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4.84228982873" calcext:value-type="float">
            <text:p>3094.8422898287</text:p>
          </table:table-cell>
          <table:table-cell office:value-type="float" office:value="0" calcext:value-type="float">
            <text:p>0</text:p>
          </table:table-cell>
          <table:table-cell office:value-type="float" office:value="2579.03524152394" calcext:value-type="float">
            <text:p>2579.03524152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28" calcext:value-type="float">
            <text:p>528</text:p>
          </table:table-cell>
          <table:table-cell office:value-type="float" office:value="68" calcext:value-type="float">
            <text:p>68</text:p>
          </table:table-cell>
          <table:table-cell office:value-type="float" office:value="441" calcext:value-type="float">
            <text:p>441</text:p>
          </table:table-cell>
          <table:table-cell office:value-type="float" office:value="572" calcext:value-type="float">
            <text:p>572</text:p>
          </table:table-cell>
          <table:table-cell office:value-type="float" office:value="2579.03524152394" calcext:value-type="float">
            <text:p>2579.035241524</text:p>
          </table:table-cell>
          <table:table-cell office:value-type="float" office:value="0.4" calcext:value-type="float">
            <text:p>0.4</text:p>
          </table:table-cell>
          <table:table-cell office:value-type="float" office:value="0.729411764705882" calcext:value-type="float">
            <text:p>0.7294117647</text:p>
          </table:table-cell>
          <table:table-cell office:value-type="float" office:value="0.617647058823529" calcext:value-type="float">
            <text:p>0.6176470588</text:p>
          </table:table-cell>
          <table:table-cell office:value-type="float" office:value="2.45588235294118" calcext:value-type="float">
            <text:p>2.4558823529</text:p>
          </table:table-cell>
          <table:table-cell office:value-type="float" office:value="2.17142857142857" calcext:value-type="float">
            <text:p>2.1714285714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2.06451612903226" calcext:value-type="float">
            <text:p>2.064516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1.666492321903" calcext:value-type="float">
            <text:p>711.6664923219</text:p>
          </table:table-cell>
          <table:table-cell office:value-type="float" office:value="0" calcext:value-type="float">
            <text:p>0</text:p>
          </table:table-cell>
          <table:table-cell office:value-type="float" office:value="593.055410268254" calcext:value-type="float">
            <text:p>593.055410268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8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77" calcext:value-type="float">
            <text:p>477</text:p>
          </table:table-cell>
          <table:table-cell office:value-type="float" office:value="42" calcext:value-type="float">
            <text:p>42</text:p>
          </table:table-cell>
          <table:table-cell office:value-type="float" office:value="407" calcext:value-type="float">
            <text:p>407</text:p>
          </table:table-cell>
          <table:table-cell office:value-type="float" office:value="853" calcext:value-type="float">
            <text:p>853</text:p>
          </table:table-cell>
          <table:table-cell office:value-type="float" office:value="593.055410268253" calcext:value-type="float">
            <text:p>593.0554102683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83125" calcext:value-type="float">
            <text:p>0.83125</text:p>
          </table:table-cell>
          <table:table-cell office:value-type="float" office:value="0.425" calcext:value-type="float">
            <text:p>0.425</text:p>
          </table:table-cell>
          <table:table-cell office:value-type="float" office:value="2.88095238095238" calcext:value-type="float">
            <text:p>2.880952381</text:p>
          </table:table-cell>
          <table:table-cell office:value-type="float" office:value="2.57352941176471" calcext:value-type="float">
            <text:p>2.5735294118</text:p>
          </table:table-cell>
          <table:table-cell office:value-type="float" office:value="0.559202813599062" calcext:value-type="float">
            <text:p>0.5592028136</text:p>
          </table:table-cell>
          <table:table-cell office:value-type="float" office:value="2.3609022556391" calcext:value-type="float">
            <text:p>2.3609022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4.22228040889" calcext:value-type="float">
            <text:p>2194.2222804089</text:p>
          </table:table-cell>
          <table:table-cell office:value-type="float" office:value="0" calcext:value-type="float">
            <text:p>0</text:p>
          </table:table-cell>
          <table:table-cell office:value-type="float" office:value="1828.5185670074" calcext:value-type="float">
            <text:p>1828.518567007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  <table:table-cell office:value-type="float" office:value="460" calcext:value-type="float">
            <text:p>460</text:p>
          </table:table-cell>
          <table:table-cell office:value-type="float" office:value="795" calcext:value-type="float">
            <text:p>795</text:p>
          </table:table-cell>
          <table:table-cell office:value-type="float" office:value="1828.51856700741" calcext:value-type="float">
            <text:p>1828.5185670074</text:p>
          </table:table-cell>
          <table:table-cell office:value-type="float" office:value="0.258823529411765" calcext:value-type="float">
            <text:p>0.2588235294</text:p>
          </table:table-cell>
          <table:table-cell office:value-type="float" office:value="0.794117647058823" calcext:value-type="float">
            <text:p>0.7941176471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2.86363636363636" calcext:value-type="float">
            <text:p>2.8636363636</text:p>
          </table:table-cell>
          <table:table-cell office:value-type="float" office:value="2.4375" calcext:value-type="float">
            <text:p>2.4375</text:p>
          </table:table-cell>
          <table:table-cell office:value-type="float" office:value="0.694339622641509" calcext:value-type="float">
            <text:p>0.6943396226</text:p>
          </table:table-cell>
          <table:table-cell office:value-type="float" office:value="2.22962962962963" calcext:value-type="float">
            <text:p>2.2296296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42.59277029612" calcext:value-type="float">
            <text:p>9042.5927702961</text:p>
          </table:table-cell>
          <table:table-cell office:value-type="float" office:value="0" calcext:value-type="float">
            <text:p>0</text:p>
          </table:table-cell>
          <table:table-cell office:value-type="float" office:value="7535.49397524675" calcext:value-type="float">
            <text:p>7535.493975246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31" calcext:value-type="float">
            <text:p>831</text:p>
          </table:table-cell>
          <table:table-cell office:value-type="float" office:value="109" calcext:value-type="float">
            <text:p>109</text:p>
          </table:table-cell>
          <table:table-cell office:value-type="float" office:value="791" calcext:value-type="float">
            <text:p>791</text:p>
          </table:table-cell>
          <table:table-cell office:value-type="float" office:value="832" calcext:value-type="float">
            <text:p>832</text:p>
          </table:table-cell>
          <table:table-cell office:value-type="float" office:value="7535.49397524675" calcext:value-type="float">
            <text:p>7535.4939752468</text:p>
          </table:table-cell>
          <table:table-cell office:value-type="float" office:value="0.641176470588235" calcext:value-type="float">
            <text:p>0.6411764706</text:p>
          </table:table-cell>
          <table:table-cell office:value-type="float" office:value="0.847058823529412" calcext:value-type="float">
            <text:p>0.8470588235</text:p>
          </table:table-cell>
          <table:table-cell office:value-type="float" office:value="0.841176470588235" calcext:value-type="float">
            <text:p>0.8411764706</text:p>
          </table:table-cell>
          <table:table-cell office:value-type="float" office:value="2.63302752293578" calcext:value-type="float">
            <text:p>2.6330275229</text:p>
          </table:table-cell>
          <table:table-cell office:value-type="float" office:value="2.34265734265734" calcext:value-type="float">
            <text:p>2.3426573427</text:p>
          </table:table-cell>
          <table:table-cell office:value-type="float" office:value="0.998798076923077" calcext:value-type="float">
            <text:p>0.9987980769</text:p>
          </table:table-cell>
          <table:table-cell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1.18622319856" calcext:value-type="float">
            <text:p>1851.1862231986</text:p>
          </table:table-cell>
          <table:table-cell office:value-type="float" office:value="0" calcext:value-type="float">
            <text:p>0</text:p>
          </table:table-cell>
          <table:table-cell office:value-type="float" office:value="1542.65518599878" calcext:value-type="float">
            <text:p>1542.655185998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office:value-type="float" office:value="462" calcext:value-type="float">
            <text:p>462</text:p>
          </table:table-cell>
          <table:table-cell office:value-type="float" office:value="609" calcext:value-type="float">
            <text:p>609</text:p>
          </table:table-cell>
          <table:table-cell office:value-type="float" office:value="1542.65518599878" calcext:value-type="float">
            <text:p>1542.6551859988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0.711764705882353" calcext:value-type="float">
            <text:p>0.7117647059</text:p>
          </table:table-cell>
          <table:table-cell office:value-type="float" office:value="0.582352941176471" calcext:value-type="float">
            <text:p>0.5823529412</text:p>
          </table:table-cell>
          <table:table-cell office:value-type="float" office:value="2.56666666666667" calcext:value-type="float">
            <text:p>2.5666666667</text:p>
          </table:table-cell>
          <table:table-cell office:value-type="float" office:value="2.26262626262626" calcext:value-type="float">
            <text:p>2.2626262626</text:p>
          </table:table-cell>
          <table:table-cell office:value-type="float" office:value="0.909688013136289" calcext:value-type="float">
            <text:p>0.9096880131</text:p>
          </table:table-cell>
          <table:table-cell office:value-type="float" office:value="2.20661157024793" calcext:value-type="float">
            <text:p>2.2066115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9.56451747139" calcext:value-type="float">
            <text:p>2539.5645174714</text:p>
          </table:table-cell>
          <table:table-cell office:value-type="float" office:value="0" calcext:value-type="float">
            <text:p>0</text:p>
          </table:table-cell>
          <table:table-cell office:value-type="float" office:value="2116.30376455951" calcext:value-type="float">
            <text:p>2116.303764559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10" calcext:value-type="float">
            <text:p>510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office:value-type="float" office:value="670.99999999999" calcext:value-type="float">
            <text:p>671</text:p>
          </table:table-cell>
          <table:table-cell office:value-type="float" office:value="2116.30376455951" calcext:value-type="float">
            <text:p>2116.303764559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5" calcext:value-type="float">
            <text:p>0.45</text:p>
          </table:table-cell>
          <table:table-cell office:value-type="float" office:value="3.07894736842105" calcext:value-type="float">
            <text:p>3.0789473684</text:p>
          </table:table-cell>
          <table:table-cell office:value-type="float" office:value="2.52777777777778" calcext:value-type="float">
            <text:p>2.5277777778</text:p>
          </table:table-cell>
          <table:table-cell office:value-type="float" office:value="0.76005961251864" calcext:value-type="float">
            <text:p>0.7600596125</text:p>
          </table:table-cell>
          <table:table-cell office:value-type="float" office:value="2.36111111111111" calcext:value-type="float">
            <text:p>2.36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1.05680170119" calcext:value-type="float">
            <text:p>1651.0568017012</text:p>
          </table:table-cell>
          <table:table-cell office:value-type="float" office:value="0" calcext:value-type="float">
            <text:p>0</text:p>
          </table:table-cell>
          <table:table-cell office:value-type="float" office:value="1375.88066808433" calcext:value-type="float">
            <text:p>1375.880668084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93.999999999972" calcext:value-type="float">
            <text:p>494</text:p>
          </table:table-cell>
          <table:table-cell office:value-type="float" office:value="40" calcext:value-type="float">
            <text:p>40</text:p>
          </table:table-cell>
          <table:table-cell office:value-type="float" office:value="416" calcext:value-type="float">
            <text:p>416</text:p>
          </table:table-cell>
          <table:table-cell office:value-type="float" office:value="824" calcext:value-type="float">
            <text:p>824</text:p>
          </table:table-cell>
          <table:table-cell office:value-type="float" office:value="1375.88066808433" calcext:value-type="float">
            <text:p>1375.8806680843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417647058823529" calcext:value-type="float">
            <text:p>0.4176470588</text:p>
          </table:table-cell>
          <table:table-cell office:value-type="float" office:value="3.05" calcext:value-type="float">
            <text:p>3.05</text:p>
          </table:table-cell>
          <table:table-cell office:value-type="float" office:value="2.59154929577465" calcext:value-type="float">
            <text:p>2.5915492958</text:p>
          </table:table-cell>
          <table:table-cell office:value-type="float" office:value="0.599514563106762" calcext:value-type="float">
            <text:p>0.5995145631</text:p>
          </table:table-cell>
          <table:table-cell office:value-type="float" office:value="2.35384615384615" calcext:value-type="float">
            <text:p>2.3538461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19.7537961011" calcext:value-type="float">
            <text:p>8019.7537961011</text:p>
          </table:table-cell>
          <table:table-cell office:value-type="float" office:value="0" calcext:value-type="float">
            <text:p>0</text:p>
          </table:table-cell>
          <table:table-cell office:value-type="float" office:value="6683.12816341759" calcext:value-type="float">
            <text:p>6683.128163417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8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64" calcext:value-type="float">
            <text:p>564</text:p>
          </table:table-cell>
          <table:table-cell office:value-type="float" office:value="62" calcext:value-type="float">
            <text:p>62</text:p>
          </table:table-cell>
          <table:table-cell office:value-type="float" office:value="470" calcext:value-type="float">
            <text:p>470</text:p>
          </table:table-cell>
          <table:table-cell office:value-type="float" office:value="575" calcext:value-type="float">
            <text:p>575</text:p>
          </table:table-cell>
          <table:table-cell office:value-type="float" office:value="6683.12816341757" calcext:value-type="float">
            <text:p>6683.1281634176</text:p>
          </table:table-cell>
          <table:table-cell office:value-type="float" office:value="0.364705882352941" calcext:value-type="float">
            <text:p>0.3647058824</text:p>
          </table:table-cell>
          <table:table-cell office:value-type="float" office:value="0.658823529411765" calcext:value-type="float">
            <text:p>0.6588235294</text:p>
          </table:table-cell>
          <table:table-cell office:value-type="float" office:value="0.629411764705882" calcext:value-type="float">
            <text:p>0.6294117647</text:p>
          </table:table-cell>
          <table:table-cell office:value-type="float" office:value="2.54838709677419" calcext:value-type="float">
            <text:p>2.5483870968</text:p>
          </table:table-cell>
          <table:table-cell office:value-type="float" office:value="2.24299065420561" calcext:value-type="float">
            <text:p>2.2429906542</text:p>
          </table:table-cell>
          <table:table-cell office:value-type="float" office:value="0.980869565217391" calcext:value-type="float">
            <text:p>0.9808695652</text:p>
          </table:table-cell>
          <table:table-cell office:value-type="float" office:value="2.27678571428571" calcext:value-type="float">
            <text:p>2.2767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4.29405354575" calcext:value-type="float">
            <text:p>4004.2940535458</text:p>
          </table:table-cell>
          <table:table-cell office:value-type="float" office:value="0" calcext:value-type="float">
            <text:p>0</text:p>
          </table:table-cell>
          <table:table-cell office:value-type="float" office:value="3336.91171128811" calcext:value-type="float">
            <text:p>3336.911711288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48" calcext:value-type="float">
            <text:p>448</text:p>
          </table:table-cell>
          <table:table-cell office:value-type="float" office:value="40" calcext:value-type="float">
            <text:p>40</text:p>
          </table:table-cell>
          <table:table-cell office:value-type="float" office:value="374" calcext:value-type="float">
            <text:p>374</text:p>
          </table:table-cell>
          <table:table-cell office:value-type="float" office:value="729" calcext:value-type="float">
            <text:p>729</text:p>
          </table:table-cell>
          <table:table-cell office:value-type="float" office:value="3336.91171128811" calcext:value-type="float">
            <text:p>3336.9117112881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2.85" calcext:value-type="float">
            <text:p>2.85</text:p>
          </table:table-cell>
          <table:table-cell office:value-type="float" office:value="2.54237288135593" calcext:value-type="float">
            <text:p>2.5423728814</text:p>
          </table:table-cell>
          <table:table-cell office:value-type="float" office:value="0.614540466392318" calcext:value-type="float">
            <text:p>0.614540466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7.88354819505" calcext:value-type="float">
            <text:p>417.8835481951</text:p>
          </table:table-cell>
          <table:table-cell office:value-type="float" office:value="0" calcext:value-type="float">
            <text:p>0</text:p>
          </table:table-cell>
          <table:table-cell office:value-type="float" office:value="348.236290162542" calcext:value-type="float">
            <text:p>348.236290162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38" calcext:value-type="float">
            <text:p>38</text:p>
          </table:table-cell>
          <table:table-cell office:value-type="float" office:value="342" calcext:value-type="float">
            <text:p>342</text:p>
          </table:table-cell>
          <table:table-cell office:value-type="float" office:value="686" calcext:value-type="float">
            <text:p>686</text:p>
          </table:table-cell>
          <table:table-cell office:value-type="float" office:value="348.236290162542" calcext:value-type="float">
            <text:p>348.23629016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3.15789473684211" calcext:value-type="float">
            <text:p>3.1578947368</text:p>
          </table:table-cell>
          <table:table-cell office:value-type="float" office:value="2.54285714285714" calcext:value-type="float">
            <text:p>2.5428571429</text:p>
          </table:table-cell>
          <table:table-cell office:value-type="float" office:value="0.591836734693878" calcext:value-type="float">
            <text:p>0.5918367347</text:p>
          </table:table-cell>
          <table:table-cell office:value-type="float" office:value="2.65686274509804" calcext:value-type="float">
            <text:p>2.6568627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6.05295891119" calcext:value-type="float">
            <text:p>1836.0529589112</text:p>
          </table:table-cell>
          <table:table-cell office:value-type="float" office:value="0" calcext:value-type="float">
            <text:p>0</text:p>
          </table:table-cell>
          <table:table-cell office:value-type="float" office:value="1530.04413242599" calcext:value-type="float">
            <text:p>1530.04413242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66" calcext:value-type="float">
            <text:p>566</text:p>
          </table:table-cell>
          <table:table-cell office:value-type="float" office:value="50" calcext:value-type="float">
            <text:p>50</text:p>
          </table:table-cell>
          <table:table-cell office:value-type="float" office:value="477" calcext:value-type="float">
            <text:p>477</text:p>
          </table:table-cell>
          <table:table-cell office:value-type="float" office:value="839" calcext:value-type="float">
            <text:p>839</text:p>
          </table:table-cell>
          <table:table-cell office:value-type="float" office:value="1530.044132426" calcext:value-type="float">
            <text:p>1530.044132426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.94" calcext:value-type="float">
            <text:p>2.94</text:p>
          </table:table-cell>
          <table:table-cell office:value-type="float" office:value="2.46666666666667" calcext:value-type="float">
            <text:p>2.4666666667</text:p>
          </table:table-cell>
          <table:table-cell office:value-type="float" office:value="0.6746126340882" calcext:value-type="float">
            <text:p>0.6746126341</text:p>
          </table:table-cell>
          <table:table-cell office:value-type="float" office:value="2.46153846153846" calcext:value-type="float">
            <text:p>2.4615384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0.60116958347" calcext:value-type="float">
            <text:p>2050.6011695835</text:p>
          </table:table-cell>
          <table:table-cell office:value-type="float" office:value="0" calcext:value-type="float">
            <text:p>0</text:p>
          </table:table-cell>
          <table:table-cell office:value-type="float" office:value="1708.83430798622" calcext:value-type="float">
            <text:p>1708.834307986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1" calcext:value-type="float">
            <text:p>601</text:p>
          </table:table-cell>
          <table:table-cell office:value-type="float" office:value="66" calcext:value-type="float">
            <text:p>66</text:p>
          </table:table-cell>
          <table:table-cell office:value-type="float" office:value="502" calcext:value-type="float">
            <text:p>502</text:p>
          </table:table-cell>
          <table:table-cell office:value-type="float" office:value="629.000000000001" calcext:value-type="float">
            <text:p>629</text:p>
          </table:table-cell>
          <table:table-cell office:value-type="float" office:value="1708.83430798622" calcext:value-type="float">
            <text:p>1708.8343079862</text:p>
          </table:table-cell>
          <table:table-cell office:value-type="float" office:value="0.388235294117647" calcext:value-type="float">
            <text:p>0.3882352941</text:p>
          </table:table-cell>
          <table:table-cell office:value-type="float" office:value="0.717647058823529" calcext:value-type="float">
            <text:p>0.7176470588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.63636363636364" calcext:value-type="float">
            <text:p>2.6363636364</text:p>
          </table:table-cell>
          <table:table-cell office:value-type="float" office:value="2.33636363636364" calcext:value-type="float">
            <text:p>2.3363636364</text:p>
          </table:table-cell>
          <table:table-cell office:value-type="float" office:value="0.955484896661365" calcext:value-type="float">
            <text:p>0.9554848967</text:p>
          </table:table-cell>
          <table:table-cell office:value-type="float" office:value="2.30327868852459" calcext:value-type="float">
            <text:p>2.3032786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2.85667657184" calcext:value-type="float">
            <text:p>332.8566765718</text:p>
          </table:table-cell>
          <table:table-cell office:value-type="float" office:value="0" calcext:value-type="float">
            <text:p>0</text:p>
          </table:table-cell>
          <table:table-cell office:value-type="float" office:value="277.380563809881" calcext:value-type="float">
            <text:p>277.380563809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88" calcext:value-type="float">
            <text:p>588</text:p>
          </table:table-cell>
          <table:table-cell office:value-type="float" office:value="57" calcext:value-type="float">
            <text:p>57</text:p>
          </table:table-cell>
          <table:table-cell office:value-type="float" office:value="492" calcext:value-type="float">
            <text:p>492</text:p>
          </table:table-cell>
          <table:table-cell office:value-type="float" office:value="906" calcext:value-type="float">
            <text:p>906</text:p>
          </table:table-cell>
          <table:table-cell office:value-type="float" office:value="277.380563809881" calcext:value-type="float">
            <text:p>277.3805638099</text:p>
          </table:table-cell>
          <table:table-cell office:value-type="float" office:value="0.335294117647059" calcext:value-type="float">
            <text:p>0.3352941176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0.582352941176471" calcext:value-type="float">
            <text:p>0.5823529412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2.32323232323232" calcext:value-type="float">
            <text:p>2.3232323232</text:p>
          </table:table-cell>
          <table:table-cell office:value-type="float" office:value="0.649006622516556" calcext:value-type="float">
            <text:p>0.6490066225</text:p>
          </table:table-cell>
          <table:table-cell office:value-type="float" office:value="2.44776119402985" calcext:value-type="float">
            <text:p>2.447761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0.93316139985" calcext:value-type="float">
            <text:p>3100.9331613999</text:p>
          </table:table-cell>
          <table:table-cell office:value-type="float" office:value="0" calcext:value-type="float">
            <text:p>0</text:p>
          </table:table-cell>
          <table:table-cell office:value-type="float" office:value="2584.11096783321" calcext:value-type="float">
            <text:p>2584.110967833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506" calcext:value-type="float">
            <text:p>506</text:p>
          </table:table-cell>
          <table:table-cell office:value-type="float" office:value="61" calcext:value-type="float">
            <text:p>61</text:p>
          </table:table-cell>
          <table:table-cell office:value-type="float" office:value="428" calcext:value-type="float">
            <text:p>428</text:p>
          </table:table-cell>
          <table:table-cell office:value-type="float" office:value="489" calcext:value-type="float">
            <text:p>489</text:p>
          </table:table-cell>
          <table:table-cell office:value-type="float" office:value="2584.11096783321" calcext:value-type="float">
            <text:p>2584.1109678332</text:p>
          </table:table-cell>
          <table:table-cell office:value-type="float" office:value="0.406666666666667" calcext:value-type="float">
            <text:p>0.40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573333333333333" calcext:value-type="float">
            <text:p>0.5733333333</text:p>
          </table:table-cell>
          <table:table-cell office:value-type="float" office:value="2.78688524590164" calcext:value-type="float">
            <text:p>2.7868852459</text:p>
          </table:table-cell>
          <table:table-cell office:value-type="float" office:value="2.51162790697674" calcext:value-type="float">
            <text:p>2.511627907</text:p>
          </table:table-cell>
          <table:table-cell office:value-type="float" office:value="1.03476482617587" calcext:value-type="float">
            <text:p>1.0347648262</text:p>
          </table:table-cell>
          <table:table-cell office:value-type="float" office:value="2.42222222222222" calcext:value-type="float">
            <text:p>2.4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1.03614579289" calcext:value-type="float">
            <text:p>1691.0361457929</text:p>
          </table:table-cell>
          <table:table-cell office:value-type="float" office:value="0" calcext:value-type="float">
            <text:p>0</text:p>
          </table:table-cell>
          <table:table-cell office:value-type="float" office:value="1413.16548848659" calcext:value-type="float">
            <text:p>1413.165488486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 office:value-type="float" office:value="566" calcext:value-type="float">
            <text:p>566</text:p>
          </table:table-cell>
          <table:table-cell office:value-type="float" office:value="1413.16548848659" calcext:value-type="float">
            <text:p>1413.1654884866</text:p>
          </table:table-cell>
          <table:table-cell office:value-type="float" office:value="0.113333333333333" calcext:value-type="float">
            <text:p>0.1133333333</text:p>
          </table:table-cell>
          <table:table-cell office:value-type="float" office:value="0.613333333333333" calcext:value-type="float">
            <text:p>0.61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82352941176471" calcext:value-type="float">
            <text:p>4.8235294118</text:p>
          </table:table-cell>
          <table:table-cell office:value-type="float" office:value="2.88888888888889" calcext:value-type="float">
            <text:p>2.8888888889</text:p>
          </table:table-cell>
          <table:table-cell office:value-type="float" office:value="0.68904593639576" calcext:value-type="float">
            <text:p>0.6890459364</text:p>
          </table:table-cell>
          <table:table-cell office:value-type="float" office:value="2.46739130434783" calcext:value-type="float">
            <text:p>2.4673913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8.528695374233" calcext:value-type="float">
            <text:p>488.5286953742</text:p>
          </table:table-cell>
          <table:table-cell office:value-type="float" office:value="0" calcext:value-type="float">
            <text:p>0</text:p>
          </table:table-cell>
          <table:table-cell office:value-type="float" office:value="407.107246145206" calcext:value-type="float">
            <text:p>407.107246145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70" calcext:value-type="float">
            <text:p>370</text:p>
          </table:table-cell>
          <table:table-cell office:value-type="float" office:value="28" calcext:value-type="float">
            <text:p>28</text:p>
          </table:table-cell>
          <table:table-cell office:value-type="float" office:value="324" calcext:value-type="float">
            <text:p>324</text:p>
          </table:table-cell>
          <table:table-cell office:value-type="float" office:value="447" calcext:value-type="float">
            <text:p>447</text:p>
          </table:table-cell>
          <table:table-cell office:value-type="float" office:value="407.107246145207" calcext:value-type="float">
            <text:p>407.1072461452</text:p>
          </table:table-cell>
          <table:table-cell office:value-type="float" office:value="0.186666666666667" calcext:value-type="float">
            <text:p>0.1866666667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3.35714285714286" calcext:value-type="float">
            <text:p>3.3571428571</text:p>
          </table:table-cell>
          <table:table-cell office:value-type="float" office:value="2.8" calcext:value-type="float">
            <text:p>2.8</text:p>
          </table:table-cell>
          <table:table-cell office:value-type="float" office:value="0.827740492170022" calcext:value-type="float">
            <text:p>0.8277404922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3.60933287041" calcext:value-type="float">
            <text:p>4113.6093328704</text:p>
          </table:table-cell>
          <table:table-cell office:value-type="float" office:value="0" calcext:value-type="float">
            <text:p>0</text:p>
          </table:table-cell>
          <table:table-cell office:value-type="float" office:value="3428.00777739201" calcext:value-type="float">
            <text:p>3428.00777739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  <table:table-cell office:value-type="float" office:value="460" calcext:value-type="float">
            <text:p>460</text:p>
          </table:table-cell>
          <table:table-cell office:value-type="float" office:value="653" calcext:value-type="float">
            <text:p>653</text:p>
          </table:table-cell>
          <table:table-cell office:value-type="float" office:value="3428.00777739201" calcext:value-type="float">
            <text:p>3428.007777392</text:p>
          </table:table-cell>
          <table:table-cell office:value-type="float" office:value="0.258823529411765" calcext:value-type="float">
            <text:p>0.2588235294</text:p>
          </table:table-cell>
          <table:table-cell office:value-type="float" office:value="0.752941176470588" calcext:value-type="float">
            <text:p>0.7529411765</text:p>
          </table:table-cell>
          <table:table-cell office:value-type="float" office:value="0.482352941176471" calcext:value-type="float">
            <text:p>0.4823529412</text:p>
          </table:table-cell>
          <table:table-cell office:value-type="float" office:value="3" calcext:value-type="float">
            <text:p>3</text:p>
          </table:table-cell>
          <table:table-cell office:value-type="float" office:value="2.4390243902439" calcext:value-type="float">
            <text:p>2.4390243902</text:p>
          </table:table-cell>
          <table:table-cell office:value-type="float" office:value="0.845329249617152" calcext:value-type="float">
            <text:p>0.8453292496</text:p>
          </table:table-cell>
          <table:table-cell office:value-type="float" office:value="2.2109375" calcext:value-type="float">
            <text:p>2.21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5.17428556879" calcext:value-type="float">
            <text:p>4335.1742855688</text:p>
          </table:table-cell>
          <table:table-cell office:value-type="float" office:value="0" calcext:value-type="float">
            <text:p>0</text:p>
          </table:table-cell>
          <table:table-cell office:value-type="float" office:value="3612.64523797401" calcext:value-type="float">
            <text:p>3612.64523797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36" calcext:value-type="float">
            <text:p>436</text:p>
          </table:table-cell>
          <table:table-cell office:value-type="float" office:value="32" calcext:value-type="float">
            <text:p>32</text:p>
          </table:table-cell>
          <table:table-cell office:value-type="float" office:value="364" calcext:value-type="float">
            <text:p>364</text:p>
          </table:table-cell>
          <table:table-cell office:value-type="float" office:value="608" calcext:value-type="float">
            <text:p>608</text:p>
          </table:table-cell>
          <table:table-cell office:value-type="float" office:value="3612.64523797401" calcext:value-type="float">
            <text:p>3612.645237974</text:p>
          </table:table-cell>
          <table:table-cell office:value-type="float" office:value="0.213333333333333" calcext:value-type="float">
            <text:p>0.2133333333</text:p>
          </table:table-cell>
          <table:table-cell office:value-type="float" office:value="0.566666666666667" calcext:value-type="float">
            <text:p>0.5666666667</text:p>
          </table:table-cell>
          <table:table-cell office:value-type="float" office:value="0.433333333333333" calcext:value-type="float">
            <text:p>0.4333333333</text:p>
          </table:table-cell>
          <table:table-cell office:value-type="float" office:value="3.4375" calcext:value-type="float">
            <text:p>3.4375</text:p>
          </table:table-cell>
          <table:table-cell office:value-type="float" office:value="2.52307692307692" calcext:value-type="float">
            <text:p>2.5230769231</text:p>
          </table:table-cell>
          <table:table-cell office:value-type="float" office:value="0.717105263157895" calcext:value-type="float">
            <text:p>0.7171052632</text:p>
          </table:table-cell>
          <table:table-cell office:value-type="float" office:value="2.67058823529412" calcext:value-type="float">
            <text:p>2.6705882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58.04154396716" calcext:value-type="float">
            <text:p>4658.0415439672</text:p>
          </table:table-cell>
          <table:table-cell office:value-type="float" office:value="0" calcext:value-type="float">
            <text:p>0</text:p>
          </table:table-cell>
          <table:table-cell office:value-type="float" office:value="3881.7012866393" calcext:value-type="float">
            <text:p>3881.701286639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office:value-type="float" office:value="417" calcext:value-type="float">
            <text:p>417</text:p>
          </table:table-cell>
          <table:table-cell office:value-type="float" office:value="655" calcext:value-type="float">
            <text:p>655</text:p>
          </table:table-cell>
          <table:table-cell office:value-type="float" office:value="3881.7012866393" calcext:value-type="float">
            <text:p>3881.7012866393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44375" calcext:value-type="float">
            <text:p>0.44375</text:p>
          </table:table-cell>
          <table:table-cell office:value-type="float" office:value="2.82978723404255" calcext:value-type="float">
            <text:p>2.829787234</text:p>
          </table:table-cell>
          <table:table-cell office:value-type="float" office:value="2.56338028169014" calcext:value-type="float">
            <text:p>2.5633802817</text:p>
          </table:table-cell>
          <table:table-cell office:value-type="float" office:value="0.763358778625954" calcext:value-type="float">
            <text:p>0.7633587786</text:p>
          </table:table-cell>
          <table:table-cell office:value-type="float" office:value="2.55670103092783" calcext:value-type="float">
            <text:p>2.5567010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2.08876042717" calcext:value-type="float">
            <text:p>3502.0887604272</text:p>
          </table:table-cell>
          <table:table-cell office:value-type="float" office:value="0" calcext:value-type="float">
            <text:p>0</text:p>
          </table:table-cell>
          <table:table-cell office:value-type="float" office:value="2918.40730035597" calcext:value-type="float">
            <text:p>2918.4073003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344" calcext:value-type="float">
            <text:p>344</text:p>
          </table:table-cell>
          <table:table-cell office:value-type="float" office:value="641" calcext:value-type="float">
            <text:p>641</text:p>
          </table:table-cell>
          <table:table-cell office:value-type="float" office:value="2918.40730035597" calcext:value-type="float">
            <text:p>2918.407300356</text:p>
          </table:table-cell>
          <table:table-cell office:value-type="float" office:value="0.206666666666667" calcext:value-type="float">
            <text:p>0.2066666667</text:p>
          </table:table-cell>
          <table:table-cell office:value-type="float" office:value="0.633333333333333" calcext:value-type="float">
            <text:p>0.6333333333</text:p>
          </table:table-cell>
          <table:table-cell office:value-type="float" office:value="0.406666666666667" calcext:value-type="float">
            <text:p>0.4066666667</text:p>
          </table:table-cell>
          <table:table-cell office:value-type="float" office:value="3.35483870967742" calcext:value-type="float">
            <text:p>3.3548387097</text:p>
          </table:table-cell>
          <table:table-cell office:value-type="float" office:value="2.57377049180328" calcext:value-type="float">
            <text:p>2.5737704918</text:p>
          </table:table-cell>
          <table:table-cell office:value-type="float" office:value="0.638065522620905" calcext:value-type="float">
            <text:p>0.6380655226</text:p>
          </table:table-cell>
          <table:table-cell office:value-type="float" office:value="2.56842105263158" calcext:value-type="float">
            <text:p>2.5684210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3796029812841" calcext:value-type="float">
            <text:p>61.3796029813</text:p>
          </table:table-cell>
          <table:table-cell office:value-type="float" office:value="0" calcext:value-type="float">
            <text:p>0</text:p>
          </table:table-cell>
          <table:table-cell office:value-type="float" office:value="51.1496691510836" calcext:value-type="float">
            <text:p>51.149669151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6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442" calcext:value-type="float">
            <text:p>442</text:p>
          </table:table-cell>
          <table:table-cell office:value-type="float" office:value="53" calcext:value-type="float">
            <text:p>53</text:p>
          </table:table-cell>
          <table:table-cell office:value-type="float" office:value="369" calcext:value-type="float">
            <text:p>369</text:p>
          </table:table-cell>
          <table:table-cell office:value-type="float" office:value="497.000000000003" calcext:value-type="float">
            <text:p>497</text:p>
          </table:table-cell>
          <table:table-cell office:value-type="float" office:value="51.1496691510834" calcext:value-type="float">
            <text:p>51.1496691511</text:p>
          </table:table-cell>
          <table:table-cell office:value-type="float" office:value="0.311764705882353" calcext:value-type="float">
            <text:p>0.3117647059</text:p>
          </table:table-cell>
          <table:table-cell office:value-type="float" office:value="0.658823529411765" calcext:value-type="float">
            <text:p>0.6588235294</text:p>
          </table:table-cell>
          <table:table-cell office:value-type="float" office:value="0.511764705882353" calcext:value-type="float">
            <text:p>0.5117647059</text:p>
          </table:table-cell>
          <table:table-cell office:value-type="float" office:value="2.73584905660377" calcext:value-type="float">
            <text:p>2.7358490566</text:p>
          </table:table-cell>
          <table:table-cell office:value-type="float" office:value="2.36781609195402" calcext:value-type="float">
            <text:p>2.367816092</text:p>
          </table:table-cell>
          <table:table-cell office:value-type="float" office:value="0.889336016096574" calcext:value-type="float">
            <text:p>0.8893360161</text:p>
          </table:table-cell>
          <table:table-cell office:value-type="float" office:value="2.29464285714286" calcext:value-type="float">
            <text:p>2.2946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0.15639251401" calcext:value-type="float">
            <text:p>1360.156392514</text:p>
          </table:table-cell>
          <table:table-cell office:value-type="float" office:value="0" calcext:value-type="float">
            <text:p>0</text:p>
          </table:table-cell>
          <table:table-cell office:value-type="float" office:value="1133.46366042834" calcext:value-type="float">
            <text:p>1133.463660428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14" calcext:value-type="float">
            <text:p>414</text:p>
          </table:table-cell>
          <table:table-cell office:value-type="float" office:value="27" calcext:value-type="float">
            <text:p>27</text:p>
          </table:table-cell>
          <table:table-cell office:value-type="float" office:value="345" calcext:value-type="float">
            <text:p>345</text:p>
          </table:table-cell>
          <table:table-cell office:value-type="float" office:value="695" calcext:value-type="float">
            <text:p>695</text:p>
          </table:table-cell>
          <table:table-cell office:value-type="float" office:value="1133.46366042834" calcext:value-type="float">
            <text:p>1133.4636604284</text:p>
          </table:table-cell>
          <table:table-cell office:value-type="float" office:value="0.18" calcext:value-type="float">
            <text:p>0.18</text:p>
          </table:table-cell>
          <table:table-cell office:value-type="float" office:value="0.673333333333333" calcext:value-type="float">
            <text:p>0.67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3.59259259259259" calcext:value-type="float">
            <text:p>3.5925925926</text:p>
          </table:table-cell>
          <table:table-cell office:value-type="float" office:value="2.93333333333333" calcext:value-type="float">
            <text:p>2.9333333333</text:p>
          </table:table-cell>
          <table:table-cell office:value-type="float" office:value="0.59568345323741" calcext:value-type="float">
            <text:p>0.5956834532</text:p>
          </table:table-cell>
          <table:table-cell office:value-type="float" office:value="2.57425742574257" calcext:value-type="float">
            <text:p>2.5742574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99.74276638607" calcext:value-type="float">
            <text:p>4199.7427663861</text:p>
          </table:table-cell>
          <table:table-cell office:value-type="float" office:value="0" calcext:value-type="float">
            <text:p>0</text:p>
          </table:table-cell>
          <table:table-cell office:value-type="float" office:value="3499.78563865506" calcext:value-type="float">
            <text:p>3499.785638655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95" calcext:value-type="float">
            <text:p>395</text:p>
          </table:table-cell>
          <table:table-cell office:value-type="float" office:value="26" calcext:value-type="float">
            <text:p>26</text:p>
          </table:table-cell>
          <table:table-cell office:value-type="float" office:value="347" calcext:value-type="float">
            <text:p>347</text:p>
          </table:table-cell>
          <table:table-cell office:value-type="float" office:value="696" calcext:value-type="float">
            <text:p>696</text:p>
          </table:table-cell>
          <table:table-cell office:value-type="float" office:value="3499.78563865506" calcext:value-type="float">
            <text:p>3499.7856386551</text:p>
          </table:table-cell>
          <table:table-cell office:value-type="float" office:value="0.173333333333333" calcext:value-type="float">
            <text:p>0.1733333333</text:p>
          </table:table-cell>
          <table:table-cell office:value-type="float" office:value="0.64" calcext:value-type="float">
            <text:p>0.64</text:p>
          </table:table-cell>
          <table:table-cell office:value-type="float" office:value="0.293333333333333" calcext:value-type="float">
            <text:p>0.2933333333</text:p>
          </table:table-cell>
          <table:table-cell office:value-type="float" office:value="3.73076923076923" calcext:value-type="float">
            <text:p>3.7307692308</text:p>
          </table:table-cell>
          <table:table-cell office:value-type="float" office:value="2.97727272727273" calcext:value-type="float">
            <text:p>2.9772727273</text:p>
          </table:table-cell>
          <table:table-cell office:value-type="float" office:value="0.567528735632184" calcext:value-type="float">
            <text:p>0.5675287356</text:p>
          </table:table-cell>
          <table:table-cell office:value-type="float" office:value="2.67708333333333" calcext:value-type="float">
            <text:p>2.67708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75.75375362955" calcext:value-type="float">
            <text:p>4875.7537536296</text:p>
          </table:table-cell>
          <table:table-cell office:value-type="float" office:value="0" calcext:value-type="float">
            <text:p>0</text:p>
          </table:table-cell>
          <table:table-cell office:value-type="float" office:value="4063.12812802461" calcext:value-type="float">
            <text:p>4063.128128024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.00573697239897" calcext:value-type="float">
            <text:p>1.0057369724</text:p>
          </table:table-cell>
          <table:table-cell office:value-type="float" office:value="59" calcext:value-type="float">
            <text:p>59</text:p>
          </table:table-cell>
          <table:table-cell office:value-type="float" office:value="367" calcext:value-type="float">
            <text:p>367</text:p>
          </table:table-cell>
          <table:table-cell office:value-type="float" office:value="48" calcext:value-type="float">
            <text:p>48</text:p>
          </table:table-cell>
          <table:table-cell office:value-type="float" office:value="307" calcext:value-type="float">
            <text:p>307</text:p>
          </table:table-cell>
          <table:table-cell office:value-type="float" office:value="603" calcext:value-type="float">
            <text:p>603</text:p>
          </table:table-cell>
          <table:table-cell office:value-type="float" office:value="4086.43818194858" calcext:value-type="float">
            <text:p>4086.4381819486</text:p>
          </table:table-cell>
          <table:table-cell office:value-type="float" office:value="0.32" calcext:value-type="float">
            <text:p>0.32</text:p>
          </table:table-cell>
          <table:table-cell office:value-type="float" office:value="0.706666666666667" calcext:value-type="float">
            <text:p>0.7066666667</text:p>
          </table:table-cell>
          <table:table-cell office:value-type="float" office:value="0.393333333333333" calcext:value-type="float">
            <text:p>0.3933333333</text:p>
          </table:table-cell>
          <table:table-cell office:value-type="float" office:value="2.47916666666667" calcext:value-type="float">
            <text:p>2.4791666667</text:p>
          </table:table-cell>
          <table:table-cell office:value-type="float" office:value="2.49152542372881" calcext:value-type="float">
            <text:p>2.4915254237</text:p>
          </table:table-cell>
          <table:table-cell office:value-type="float" office:value="0.608623548922056" calcext:value-type="float">
            <text:p>0.6086235489</text:p>
          </table:table-cell>
          <table:table-cell office:value-type="float" office:value="2.33962264150943" calcext:value-type="float">
            <text:p>2.3396226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.227089005684" calcext:value-type="float">
            <text:p>477.2270890057</text:p>
          </table:table-cell>
          <table:table-cell office:value-type="float" office:value="0" calcext:value-type="float">
            <text:p>0</text:p>
          </table:table-cell>
          <table:table-cell office:value-type="float" office:value="397.689240838071" calcext:value-type="float">
            <text:p>397.689240838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office:value-type="float" office:value="292" calcext:value-type="float">
            <text:p>292</text:p>
          </table:table-cell>
          <table:table-cell office:value-type="float" office:value="689" calcext:value-type="float">
            <text:p>689</text:p>
          </table:table-cell>
          <table:table-cell office:value-type="float" office:value="397.689240838071" calcext:value-type="float">
            <text:p>397.6892408381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3.82608695652174" calcext:value-type="float">
            <text:p>3.8260869565</text:p>
          </table:table-cell>
          <table:table-cell office:value-type="float" office:value="2.8936170212766" calcext:value-type="float">
            <text:p>2.8936170213</text:p>
          </table:table-cell>
          <table:table-cell office:value-type="float" office:value="0.507982583454282" calcext:value-type="float">
            <text:p>0.5079825835</text:p>
          </table:table-cell>
          <table:table-cell office:value-type="float" office:value="2.56637168141593" calcext:value-type="float">
            <text:p>2.5663716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5.32642587109" calcext:value-type="float">
            <text:p>4535.3264258711</text:p>
          </table:table-cell>
          <table:table-cell office:value-type="float" office:value="0" calcext:value-type="float">
            <text:p>0</text:p>
          </table:table-cell>
          <table:table-cell office:value-type="float" office:value="3779.43868822591" calcext:value-type="float">
            <text:p>3779.438688225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866" calcext:value-type="float">
            <text:p>866</text:p>
          </table:table-cell>
          <table:table-cell office:value-type="float" office:value="91" calcext:value-type="float">
            <text:p>91</text:p>
          </table:table-cell>
          <table:table-cell office:value-type="float" office:value="744" calcext:value-type="float">
            <text:p>744</text:p>
          </table:table-cell>
          <table:table-cell office:value-type="float" office:value="965" calcext:value-type="float">
            <text:p>965</text:p>
          </table:table-cell>
          <table:table-cell office:value-type="float" office:value="3779.43868822591" calcext:value-type="float">
            <text:p>3779.4386882259</text:p>
          </table:table-cell>
          <table:table-cell office:value-type="float" office:value="0.535294117647059" calcext:value-type="float">
            <text:p>0.5352941176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2.52747252747253" calcext:value-type="float">
            <text:p>2.5274725275</text:p>
          </table:table-cell>
          <table:table-cell office:value-type="float" office:value="2.25714285714286" calcext:value-type="float">
            <text:p>2.2571428571</text:p>
          </table:table-cell>
          <table:table-cell office:value-type="float" office:value="0.89740932642487" calcext:value-type="float">
            <text:p>0.8974093264</text:p>
          </table:table-cell>
          <table:table-cell office:value-type="float" office:value="2.43283582089552" calcext:value-type="float">
            <text:p>2.4328358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21.44068003588" calcext:value-type="float">
            <text:p>2921.4406800359</text:p>
          </table:table-cell>
          <table:table-cell office:value-type="float" office:value="0" calcext:value-type="float">
            <text:p>0</text:p>
          </table:table-cell>
          <table:table-cell office:value-type="float" office:value="2434.53390002991" calcext:value-type="float">
            <text:p>2434.533900029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42" calcext:value-type="float">
            <text:p>642</text:p>
          </table:table-cell>
          <table:table-cell office:value-type="float" office:value="80" calcext:value-type="float">
            <text:p>80</text:p>
          </table:table-cell>
          <table:table-cell office:value-type="float" office:value="535" calcext:value-type="float">
            <text:p>535</text:p>
          </table:table-cell>
          <table:table-cell office:value-type="float" office:value="565" calcext:value-type="float">
            <text:p>565</text:p>
          </table:table-cell>
          <table:table-cell office:value-type="float" office:value="2434.53390002991" calcext:value-type="float">
            <text:p>2434.5339000299</text:p>
          </table:table-cell>
          <table:table-cell office:value-type="float" office:value="0.533333333333333" calcext:value-type="float">
            <text:p>0.5333333333</text:p>
          </table:table-cell>
          <table:table-cell table:number-columns-repeated="2" office:value-type="float" office:value="0.646666666666667" calcext:value-type="float">
            <text:p>0.6466666667</text:p>
          </table:table-cell>
          <table:table-cell office:value-type="float" office:value="2.6625" calcext:value-type="float">
            <text:p>2.6625</text:p>
          </table:table-cell>
          <table:table-cell office:value-type="float" office:value="2.4639175257732" calcext:value-type="float">
            <text:p>2.4639175258</text:p>
          </table:table-cell>
          <table:table-cell office:value-type="float" office:value="1.13628318584071" calcext:value-type="float">
            <text:p>1.1362831858</text:p>
          </table:table-cell>
          <table:table-cell office:value-type="float" office:value="2.47422680412371" calcext:value-type="float">
            <text:p>2.4742268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9.291900529168" calcext:value-type="float">
            <text:p>759.2919005292</text:p>
          </table:table-cell>
          <table:table-cell office:value-type="float" office:value="0" calcext:value-type="float">
            <text:p>0</text:p>
          </table:table-cell>
          <table:table-cell office:value-type="float" office:value="632.743250440974" calcext:value-type="float">
            <text:p>632.74325044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00000158041986" calcext:value-type="float">
            <text:p>1.0000015804</text:p>
          </table:table-cell>
          <table:table-cell office:value-type="float" office:value="47" calcext:value-type="float">
            <text:p>47</text:p>
          </table:table-cell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  <table:table-cell office:value-type="float" office:value="472.000000000002" calcext:value-type="float">
            <text:p>472</text:p>
          </table:table-cell>
          <table:table-cell office:value-type="float" office:value="632.744250440973" calcext:value-type="float">
            <text:p>632.744250441</text:p>
          </table:table-cell>
          <table:table-cell office:value-type="float" office:value="0.16" calcext:value-type="float">
            <text:p>0.16</text:p>
          </table:table-cell>
          <table:table-cell office:value-type="float" office:value="0.613333333333333" calcext:value-type="float">
            <text:p>0.6133333333</text:p>
          </table:table-cell>
          <table:table-cell office:value-type="float" office:value="0.313333333333333" calcext:value-type="float">
            <text:p>0.3133333333</text:p>
          </table:table-cell>
          <table:table-cell office:value-type="float" office:value="3.625" calcext:value-type="float">
            <text:p>3.625</text:p>
          </table:table-cell>
          <table:table-cell office:value-type="float" office:value="2.82978723404255" calcext:value-type="float">
            <text:p>2.829787234</text:p>
          </table:table-cell>
          <table:table-cell office:value-type="float" office:value="0.688559322033895" calcext:value-type="float">
            <text:p>0.688559322</text:p>
          </table:table-cell>
          <table:table-cell office:value-type="float" office:value="2.3804347826087" calcext:value-type="float">
            <text:p>2.3804347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6.29521571197" calcext:value-type="float">
            <text:p>1766.295215712</text:p>
          </table:table-cell>
          <table:table-cell office:value-type="float" office:value="0" calcext:value-type="float">
            <text:p>0</text:p>
          </table:table-cell>
          <table:table-cell office:value-type="float" office:value="1471.91267975996" calcext:value-type="float">
            <text:p>1471.9126797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71" calcext:value-type="float">
            <text:p>471</text:p>
          </table:table-cell>
          <table:table-cell office:value-type="float" office:value="41" calcext:value-type="float">
            <text:p>41</text:p>
          </table:table-cell>
          <table:table-cell office:value-type="float" office:value="396" calcext:value-type="float">
            <text:p>396</text:p>
          </table:table-cell>
          <table:table-cell office:value-type="float" office:value="591" calcext:value-type="float">
            <text:p>591</text:p>
          </table:table-cell>
          <table:table-cell office:value-type="float" office:value="1471.91267975996" calcext:value-type="float">
            <text:p>1471.91267976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4625" calcext:value-type="float">
            <text:p>0.4625</text:p>
          </table:table-cell>
          <table:table-cell office:value-type="float" office:value="3.07317073170732" calcext:value-type="float">
            <text:p>3.0731707317</text:p>
          </table:table-cell>
          <table:table-cell office:value-type="float" office:value="2.41891891891892" calcext:value-type="float">
            <text:p>2.4189189189</text:p>
          </table:table-cell>
          <table:table-cell office:value-type="float" office:value="0.796954314720812" calcext:value-type="float">
            <text:p>0.7969543147</text:p>
          </table:table-cell>
          <table:table-cell office:value-type="float" office:value="2.32075471698113" calcext:value-type="float">
            <text:p>2.320754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78.64597047403" calcext:value-type="float">
            <text:p>4078.645970474</text:p>
          </table:table-cell>
          <table:table-cell office:value-type="float" office:value="0" calcext:value-type="float">
            <text:p>0</text:p>
          </table:table-cell>
          <table:table-cell office:value-type="float" office:value="3398.87164206169" calcext:value-type="float">
            <text:p>3398.871642061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office:value-type="float" office:value="40" calcext:value-type="float">
            <text:p>40</text:p>
          </table:table-cell>
          <table:table-cell office:value-type="float" office:value="404" calcext:value-type="float">
            <text:p>404</text:p>
          </table:table-cell>
          <table:table-cell office:value-type="float" office:value="734" calcext:value-type="float">
            <text:p>734</text:p>
          </table:table-cell>
          <table:table-cell office:value-type="float" office:value="3398.87164206169" calcext:value-type="float">
            <text:p>3398.8716420617</text:p>
          </table:table-cell>
          <table:table-cell office:value-type="float" office:value="0.25" calcext:value-type="float">
            <text:p>0.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0.656675749318801" calcext:value-type="float">
            <text:p>0.6566757493</text:p>
          </table:table-cell>
          <table:table-cell office:value-type="float" office:value="2.44545454545455" calcext:value-type="float">
            <text:p>2.4454545455</text:p>
          </table:table-cell>
        </table:table-row>
        <table:table-row table:style-name="ro1">
          <table:table-cell table:style-name="ce1" table:formula="of:=AVERAGE([.A2:.A41])" office:value-type="float" office:value="0" calcext:value-type="float">
            <text:p>0</text:p>
          </table:table-cell>
          <table:table-cell table:style-name="ce1" table:formula="of:=AVERAGE([.B2:.B41])" office:value-type="float" office:value="2392.5944293538" calcext:value-type="float">
            <text:p>2392.5944293538</text:p>
          </table:table-cell>
          <table:table-cell table:style-name="ce1" table:formula="of:=AVERAGE([.C2:.C41])" office:value-type="float" office:value="0" calcext:value-type="float">
            <text:p>0</text:p>
          </table:table-cell>
          <table:table-cell table:style-name="ce1" table:formula="of:=AVERAGE([.D2:.D41])" office:value-type="float" office:value="1993.92790863631" calcext:value-type="float">
            <text:p>1993.9279086363</text:p>
          </table:table-cell>
          <table:table-cell table:style-name="ce1" table:formula="of:=AVERAGE([.E2:.E41])" office:value-type="float" office:value="111.65" calcext:value-type="float">
            <text:p>111.65</text:p>
          </table:table-cell>
          <table:table-cell table:style-name="ce1" table:formula="of:=AVERAGE([.F2:.F41])" office:value-type="float" office:value="0" calcext:value-type="float">
            <text:p>0</text:p>
          </table:table-cell>
          <table:table-cell table:style-name="ce1" table:formula="of:=AVERAGE([.G2:.G41])" office:value-type="float" office:value="1.00014346382047" calcext:value-type="float">
            <text:p>1.0001434638</text:p>
          </table:table-cell>
          <table:table-cell table:style-name="ce2" table:formula="of:=AVERAGE([.H2:.H41])" office:value-type="float" office:value="75.975" calcext:value-type="float">
            <text:p>75.975</text:p>
          </table:table-cell>
          <table:table-cell table:style-name="ce1" table:formula="of:=AVERAGE([.I2:.I41])" office:value-type="float" office:value="489.099999994588" calcext:value-type="float">
            <text:p>489.0999999946</text:p>
          </table:table-cell>
          <table:table-cell table:style-name="ce1" table:formula="of:=AVERAGE([.J2:.J41])" office:value-type="float" office:value="45.775" calcext:value-type="float">
            <text:p>45.775</text:p>
          </table:table-cell>
          <table:table-cell table:style-name="ce1" table:formula="of:=AVERAGE([.K2:.K41])" office:value-type="float" office:value="413.425" calcext:value-type="float">
            <text:p>413.425</text:p>
          </table:table-cell>
          <table:table-cell table:style-name="ce1" table:formula="of:=AVERAGE([.L2:.L41])" office:value-type="float" office:value="662.525" calcext:value-type="float">
            <text:p>662.525</text:p>
          </table:table-cell>
          <table:table-cell table:style-name="ce1" table:formula="of:=AVERAGE([.M2:.M41])" office:value-type="float" office:value="1994.51068498441" calcext:value-type="float">
            <text:p>1994.5106849844</text:p>
          </table:table-cell>
          <table:table-cell table:style-name="ce1" table:formula="of:=AVERAGE([.N2:.N41])" office:value-type="float" office:value="0.282564338235294" calcext:value-type="float">
            <text:p>0.2825643382</text:p>
          </table:table-cell>
          <table:table-cell table:style-name="ce1" table:formula="of:=AVERAGE([.O2:.O41])" office:value-type="float" office:value="0.692142156862745" calcext:value-type="float">
            <text:p>0.6921421569</text:p>
          </table:table-cell>
          <table:table-cell table:style-name="ce2" table:formula="of:=AVERAGE([.P2:.P41])" office:value-type="float" office:value="0.468851715686274" calcext:value-type="float">
            <text:p>0.4688517157</text:p>
          </table:table-cell>
          <table:table-cell table:style-name="ce1" table:formula="of:=AVERAGE([.Q2:.Q41])" office:value-type="float" office:value="3.06104429860464" calcext:value-type="float">
            <text:p>3.0610442986</text:p>
          </table:table-cell>
          <table:table-cell table:style-name="ce2" table:formula="of:=AVERAGE([.R2:.R41])" office:value-type="float" office:value="2.541014190731" calcext:value-type="float">
            <text:p>2.5410141907</text:p>
          </table:table-cell>
          <table:table-cell table:style-name="ce2" table:formula="of:=AVERAGE([.S2:.S41])" office:value-type="float" office:value="0.748433473917589" calcext:value-type="float">
            <text:p>0.7484334739</text:p>
          </table:table-cell>
          <table:table-cell table:style-name="ce1" table:formula="of:=AVERAGE([.T2:.T41])" office:value-type="float" office:value="2.39093742875157" calcext:value-type="float">
            <text:p>2.3909374288</text:p>
          </table:table-cell>
        </table:table-row>
        <table:table-row table:style-name="ro1">
          <table:table-cell table:style-name="ce1" table:formula="of:=STDEV([.A2:.A41])" office:value-type="float" office:value="0" calcext:value-type="float">
            <text:p>0</text:p>
          </table:table-cell>
          <table:table-cell table:style-name="ce1" table:formula="of:=STDEV([.B2:.B41])" office:value-type="float" office:value="2053.52849558692" calcext:value-type="float">
            <text:p>2053.5284955869</text:p>
          </table:table-cell>
          <table:table-cell table:style-name="ce1" table:formula="of:=STDEV([.C2:.C41])" office:value-type="float" office:value="0" calcext:value-type="float">
            <text:p>0</text:p>
          </table:table-cell>
          <table:table-cell table:style-name="ce1" table:formula="of:=STDEV([.D2:.D41])" office:value-type="float" office:value="1711.23909566239" calcext:value-type="float">
            <text:p>1711.2390956624</text:p>
          </table:table-cell>
          <table:table-cell table:style-name="ce1" table:formula="of:=STDEV([.E2:.E41])" office:value-type="float" office:value="16.1047054757775" calcext:value-type="float">
            <text:p>16.1047054758</text:p>
          </table:table-cell>
          <table:table-cell table:style-name="ce1" table:formula="of:=STDEV([.F2:.F41])" office:value-type="float" office:value="0" calcext:value-type="float">
            <text:p>0</text:p>
          </table:table-cell>
          <table:table-cell table:style-name="ce1" table:formula="of:=STDEV([.G2:.G41])" office:value-type="float" office:value="0.000907088609769602" calcext:value-type="float">
            <text:p>0.0009070886</text:p>
          </table:table-cell>
          <table:table-cell table:style-name="ce2" table:formula="of:=STDEV([.H2:.H41])" office:value-type="float" office:value="24.5956922432177" calcext:value-type="float">
            <text:p>24.5956922432</text:p>
          </table:table-cell>
          <table:table-cell table:style-name="ce1" table:formula="of:=STDEV([.I2:.I41])" office:value-type="float" office:value="114.180873155737" calcext:value-type="float">
            <text:p>114.1808731557</text:p>
          </table:table-cell>
          <table:table-cell table:style-name="ce1" table:formula="of:=STDEV([.J2:.J41])" office:value-type="float" office:value="19.2906081838434" calcext:value-type="float">
            <text:p>19.2906081838</text:p>
          </table:table-cell>
          <table:table-cell table:style-name="ce1" table:formula="of:=STDEV([.K2:.K41])" office:value-type="float" office:value="104.748266615607" calcext:value-type="float">
            <text:p>104.7482666156</text:p>
          </table:table-cell>
          <table:table-cell table:style-name="ce1" table:formula="of:=STDEV([.L2:.L41])" office:value-type="float" office:value="125.790625287644" calcext:value-type="float">
            <text:p>125.7906252876</text:p>
          </table:table-cell>
          <table:table-cell table:style-name="ce1" table:formula="of:=STDEV([.M2:.M41])" office:value-type="float" office:value="1711.96561077757" calcext:value-type="float">
            <text:p>1711.9656107776</text:p>
          </table:table-cell>
          <table:table-cell table:style-name="ce1" table:formula="of:=STDEV([.N2:.N41])" office:value-type="float" office:value="0.11343004198519" calcext:value-type="float">
            <text:p>0.113430042</text:p>
          </table:table-cell>
          <table:table-cell table:style-name="ce1" table:formula="of:=STDEV([.O2:.O41])" office:value-type="float" office:value="0.0740201634215796" calcext:value-type="float">
            <text:p>0.0740201634</text:p>
          </table:table-cell>
          <table:table-cell table:style-name="ce2" table:formula="of:=STDEV([.P2:.P41])" office:value-type="float" office:value="0.137856270023844" calcext:value-type="float">
            <text:p>0.13785627</text:p>
          </table:table-cell>
          <table:table-cell table:style-name="ce1" table:formula="of:=STDEV([.Q2:.Q41])" office:value-type="float" office:value="0.519578292152081" calcext:value-type="float">
            <text:p>0.5195782922</text:p>
          </table:table-cell>
          <table:table-cell table:style-name="ce2" table:formula="of:=STDEV([.R2:.R41])" office:value-type="float" office:value="0.256934416543595" calcext:value-type="float">
            <text:p>0.2569344165</text:p>
          </table:table-cell>
          <table:table-cell table:style-name="ce2" table:formula="of:=STDEV([.S2:.S41])" office:value-type="float" office:value="0.154393489962123" calcext:value-type="float">
            <text:p>0.15439349</text:p>
          </table:table-cell>
          <table:table-cell table:style-name="ce1" table:formula="of:=STDEV([.T2:.T41])" office:value-type="float" office:value="0.138121557539212" calcext:value-type="float">
            <text:p>0.1381215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4T15:19:16.827654090</dc:date>
    <dc:creator>alexander </dc:creator>
    <meta:generator>LibreOffice/4.1.2.3$Linux_X86_64 LibreOffice_project/410m0$Build-3</meta:generator>
    <meta:editing-duration>P0D</meta:editing-duration>
    <meta:editing-cycles>1</meta:editing-cycles>
    <meta:document-statistic meta:table-count="1" meta:cell-count="860" meta:object-count="0"/>
  </office:meta>
</office:document-meta>
</file>